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2" svg:font-family="Arial" style:font-adornments="Standard" style:font-family-generic="swiss"/>
    <style:font-face style:name="Calibri" svg:font-family="Calibri"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1.7cm" style:rel-column-width="6553*"/>
    </style:style>
    <style:style style:name="Tabelle4.J" style:family="table-column">
      <style:table-column-properties style:column-width="1.7cm" style:rel-column-width="6558*"/>
    </style:style>
    <style:style style:name="Tabelle4.A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J2" style:family="table-cell">
      <style:table-cell-properties fo:padding="0.097cm" fo:border-left="0.002cm solid #000000" fo:border-right="0.002cm solid #000000" fo:border-top="none" fo:border-bottom="0.002cm solid #000000"/>
    </style:style>
    <style:style style:name="Tabelle4.B3" style:family="table-cell" style:data-style-name="N0">
      <style:table-cell-properties fo:padding="0.097cm" fo:border-left="0.002cm solid #000000" fo:border-right="none" fo:border-top="none" fo:border-bottom="0.002cm solid #000000"/>
    </style:style>
    <style:style style:name="Tabelle4.J4"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cm" fo:line-height="200%" fo:break-before="page"/>
      <style:text-properties style:font-name="Calibri1" fo:font-size="10pt" fo:font-weight="bold" style:font-size-asian="10pt" style:font-weight-asian="bold" style:font-size-complex="10pt" style:font-weight-complex="bold"/>
    </style:style>
    <style:style style:name="P2" style:family="paragraph" style:parent-style-name="Standard">
      <style:paragraph-properties fo:margin-top="0cm" fo:margin-bottom="0cm" fo:line-height="200%"/>
      <style:text-properties style:font-name="Calibri1" fo:font-size="10pt" fo:font-weight="bold" style:font-size-asian="10pt" style:font-weight-asian="bold" style:font-size-complex="10pt" style:font-weight-complex="bold"/>
    </style:style>
    <style:style style:name="P3" style:family="paragraph" style:parent-style-name="Standard">
      <style:paragraph-properties fo:margin-top="0cm" fo:margin-bottom="0cm" fo:line-height="200%" fo:text-align="center" style:justify-single-word="false"/>
      <style:text-properties style:font-name="Calibri1" fo:font-size="14pt" fo:font-weight="normal" style:font-size-asian="14pt" style:font-weight-asian="normal" style:font-size-complex="14pt" style:font-weight-complex="normal"/>
    </style:style>
    <style:style style:name="P4" style:family="paragraph" style:parent-style-name="Text_20_body">
      <style:paragraph-properties fo:text-align="center" style:justify-single-word="false"/>
      <style:text-properties style:font-name="Calibri1" fo:font-size="10pt" fo:font-weight="bold" style:font-size-asian="10pt" style:font-weight-asian="bold" style:font-size-complex="10pt" style:font-weight-complex="bold"/>
    </style:style>
    <style:style style:name="P5" style:family="paragraph" style:parent-style-name="Text_20_body">
      <style:paragraph-properties fo:margin-top="0cm" fo:margin-bottom="0cm" fo:line-height="150%" fo:text-align="center" style:justify-single-word="false"/>
      <style:text-properties fo:color="#0000ff" style:font-name="Calibri1" fo:font-size="10pt" fo:font-weight="normal" style:font-size-asian="10pt" style:font-weight-asian="normal" style:font-size-complex="10pt" style:font-weight-complex="normal"/>
    </style:style>
    <style:style style:name="P6" style:family="paragraph" style:parent-style-name="Text_20_body">
      <style:paragraph-properties fo:margin-top="0cm" fo:margin-bottom="0cm" fo:line-height="150%"/>
      <style:text-properties fo:color="#0000ff" style:font-name="Calibri1" fo:font-size="10pt" style:font-size-asian="10pt" style:font-size-complex="10pt"/>
    </style:style>
    <style:style style:name="P7" style:family="paragraph" style:parent-style-name="Text_20_body">
      <style:paragraph-properties fo:margin-top="0cm" fo:margin-bottom="0cm" fo:line-height="100%"/>
      <style:text-properties fo:color="#0000ff" style:font-name="Calibri1" fo:font-size="10pt" style:font-size-asian="10pt" style:font-size-complex="10pt"/>
    </style:style>
    <style:style style:name="P8" style:family="paragraph" style:parent-style-name="Text_20_body">
      <style:paragraph-properties fo:margin-top="0cm" fo:margin-bottom="0cm" fo:line-height="150%"/>
      <style:text-properties fo:color="#0000ff" style:font-name="Calibri1" fo:font-size="10pt" style:text-underline-style="none" style:font-size-asian="10pt" style:font-size-complex="10pt"/>
    </style:style>
    <style:style style:name="P9" style:family="paragraph" style:parent-style-name="Text_20_body">
      <style:paragraph-properties fo:margin-top="0cm" fo:margin-bottom="0cm" fo:line-height="100%"/>
      <style:text-properties style:font-name="Calibri1" fo:font-size="10pt" fo:font-weight="bold" style:font-size-asian="10pt" style:font-weight-asian="bold" style:font-size-complex="10pt" style:font-weight-complex="bold"/>
    </style:style>
    <style:style style:name="P10" style:family="paragraph" style:parent-style-name="Text_20_body">
      <style:paragraph-properties fo:margin-top="0cm" fo:margin-bottom="0cm" fo:line-height="150%"/>
      <style:text-properties style:font-name="Calibri1" fo:font-size="10pt" fo:font-weight="normal" style:font-size-asian="10pt" style:font-weight-asian="normal" style:font-size-complex="10pt" style:font-weight-complex="normal"/>
    </style:style>
    <style:style style:name="P11" style:family="paragraph" style:parent-style-name="Text_20_body">
      <style:paragraph-properties fo:margin-top="0cm" fo:margin-bottom="0cm" fo:line-height="150%" fo:text-align="center" style:justify-single-word="false"/>
      <style:text-properties style:font-name="Calibri1" fo:font-size="10pt" fo:font-weight="normal" style:font-size-asian="10pt" style:font-weight-asian="normal" style:font-size-complex="10pt" style:font-weight-complex="normal"/>
    </style:style>
    <style:style style:name="P12" style:family="paragraph" style:parent-style-name="Text_20_body">
      <style:paragraph-properties fo:margin-top="0cm" fo:margin-bottom="0cm" fo:line-height="150%" fo:text-align="start" style:justify-single-word="false"/>
      <style:text-properties style:font-name="Calibri1" fo:font-size="10pt" fo:font-weight="normal" style:font-size-asian="10pt" style:font-weight-asian="normal" style:font-size-complex="10pt" style:font-weight-complex="normal"/>
    </style:style>
    <style:style style:name="P13" style:family="paragraph" style:parent-style-name="Text_20_body">
      <style:paragraph-properties fo:margin-top="0cm" fo:margin-bottom="0cm" fo:line-height="100%"/>
      <style:text-properties style:font-name="Calibri1" fo:font-size="10pt" fo:font-weight="normal" style:font-size-asian="10pt" style:font-weight-asian="normal" style:font-size-complex="10pt" style:font-weight-complex="normal"/>
    </style:style>
    <style:style style:name="P14" style:family="paragraph" style:parent-style-name="Text_20_body">
      <style:paragraph-properties fo:margin-top="0cm" fo:margin-bottom="0cm" fo:line-height="150%" fo:text-align="start"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ext_20_body">
      <style:paragraph-properties fo:margin-top="0cm" fo:margin-bottom="0cm" fo:line-height="150%"/>
      <style:text-properties style:font-name="Calibri1" fo:font-size="10pt" style:font-size-asian="10pt" style:font-size-complex="10pt"/>
    </style:style>
    <style:style style:name="P16" style:family="paragraph" style:parent-style-name="Text_20_body">
      <style:paragraph-properties fo:margin-top="0cm" fo:margin-bottom="0cm" fo:line-height="100%"/>
      <style:text-properties style:font-name="Calibri1" fo:font-size="10pt" style:font-size-asian="10pt" style:font-size-complex="10pt"/>
    </style:style>
    <style:style style:name="P17" style:family="paragraph" style:parent-style-name="Text_20_body">
      <style:paragraph-properties fo:margin-top="0cm" fo:margin-bottom="0cm" fo:line-height="150%"/>
      <style:text-properties style:font-name="Calibri1" fo:font-size="10pt" style:text-underline-style="solid" style:text-underline-type="double" style:text-underline-width="auto" style:text-underline-color="font-color" style:font-size-asian="10pt" style:font-size-complex="10pt"/>
    </style:style>
    <style:style style:name="P18" style:family="paragraph" style:parent-style-name="Text_20_body">
      <style:paragraph-properties fo:margin-top="0cm" fo:margin-bottom="0cm" fo:line-height="150%"/>
      <style:text-properties style:font-name="Calibri1" fo:font-size="10pt" style:text-underline-style="none" style:font-size-asian="10pt" style:font-size-complex="10pt"/>
    </style:style>
    <style:style style:name="P19" style:family="paragraph" style:parent-style-name="Text_20_body">
      <style:paragraph-properties fo:margin-top="0cm" fo:margin-bottom="0cm" fo:line-height="100%" fo:text-align="center" style:justify-single-word="false"/>
      <style:text-properties style:font-name="Calibri1" fo:font-size="14pt" fo:font-weight="bold" style:font-size-asian="14pt" style:font-weight-asian="bold" style:font-size-complex="14pt" style:font-weight-complex="bold"/>
    </style:style>
    <style:style style:name="P20" style:family="paragraph" style:parent-style-name="Text_20_body">
      <style:paragraph-properties fo:margin-top="0cm" fo:margin-bottom="0cm" fo:line-height="100%" fo:break-before="page"/>
      <style:text-properties style:font-name="Calibri1" fo:font-size="10pt" style:font-size-asian="10pt" style:font-size-complex="10pt"/>
    </style:style>
    <style:style style:name="P21" style:family="paragraph" style:parent-style-name="Text_20_body">
      <style:paragraph-properties fo:margin-top="0cm" fo:margin-bottom="0cm" fo:line-height="100%" fo:break-before="page"/>
      <style:text-properties style:font-name="Calibri1" fo:font-size="12pt" fo:font-weight="normal" style:font-size-asian="12pt" style:font-weight-asian="normal" style:font-size-complex="12pt" style:font-weight-complex="normal"/>
    </style:style>
    <style:style style:name="P22" style:family="paragraph" style:parent-style-name="Text_20_body">
      <style:paragraph-properties fo:margin-top="0.199cm" fo:margin-bottom="0cm" fo:line-height="150%"/>
      <style:text-properties fo:color="#0000ff" style:font-name="Calibri1" fo:font-size="10pt" style:font-size-asian="10pt" style:font-size-complex="10pt"/>
    </style:style>
    <style:style style:name="P23" style:family="paragraph" style:parent-style-name="Text_20_body">
      <style:paragraph-properties fo:margin-top="0.199cm" fo:margin-bottom="0cm" fo:line-height="100%"/>
      <style:text-properties style:font-name="Calibri1" fo:font-size="10pt" fo:font-weight="normal" style:font-size-asian="10pt" style:font-weight-asian="normal" style:font-size-complex="10pt" style:font-weight-complex="normal"/>
    </style:style>
    <style:style style:name="P24" style:family="paragraph">
      <style:paragraph-properties fo:margin-left="0cm" fo:margin-right="0cm" fo:margin-top="0cm" fo:margin-bottom="0cm" fo:line-height="100%" fo:text-align="center" fo:text-indent="0cm"/>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style>
    <style:style style:name="P2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4" style:font-size-complex="10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position="-33% 58%"/>
    </style:style>
    <style:style style:name="T3" style:family="text">
      <style:text-properties style:text-position="-33% 58%" style:font-name-asian="SimSun" style:font-name-complex="Arial4"/>
    </style:style>
    <style:style style:name="T4" style:family="text">
      <style:text-properties fo:color="#009933"/>
    </style:style>
    <style:style style:name="T5" style:family="text">
      <style:text-properties fo:color="#009933" style:text-position="-33% 58%" fo:font-weight="bold" style:font-weight-asian="bold" style:font-weight-complex="bold"/>
    </style:style>
    <style:style style:name="T6" style:family="text">
      <style:text-properties fo:color="#009933" fo:font-weight="bold" style:font-weight-asian="bold" style:font-weight-complex="bold"/>
    </style:style>
    <style:style style:name="T7" style:family="text">
      <style:text-properties fo:color="#ff3333"/>
    </style:style>
    <style:style style:name="T8" style:family="text">
      <style:text-properties fo:color="#ff3333" fo:font-weight="bold" style:font-weight-asian="bold" style:font-weight-complex="bold"/>
    </style:style>
    <style:style style:name="T9" style:family="text">
      <style:text-properties fo:color="#000000"/>
    </style:style>
    <style:style style:name="T10" style:family="text">
      <style:text-properties fo:color="#000000" style:font-name-asian="SimSun" style:font-name-complex="Arial4"/>
    </style:style>
    <style:style style:name="T11" style:family="text">
      <style:text-properties fo:color="#ff00ff"/>
    </style:style>
    <style:style style:name="T12" style:family="text">
      <style:text-properties fo:color="#ff00ff" style:font-name-asian="SimSun" style:font-name-complex="Arial4"/>
    </style:style>
    <style:style style:name="T13" style:family="text">
      <style:text-properties fo:color="#0000ff"/>
    </style:style>
    <style:style style:name="T14" style:family="text">
      <style:text-properties fo:color="#0000ff" style:font-name-asian="Arial2" style:font-name-complex="Arial2"/>
    </style:style>
    <style:style style:name="T15" style:family="text">
      <style:text-properties fo:color="#0000ff" style:font-name-asian="SimSun" style:font-name-complex="Arial4"/>
    </style:style>
    <style:style style:name="T16" style:family="text">
      <style:text-properties style:text-underline-style="solid" style:text-underline-type="double" style:text-underline-width="auto" style:text-underline-color="font-color"/>
    </style:style>
    <style:style style:name="T17" style:family="text">
      <style:text-properties fo:color="#996600"/>
    </style:style>
    <style:style style:name="T18" style:family="text">
      <style:text-properties fo:color="#996600" style:font-name-asian="SimSun" style:font-name-complex="Arial4"/>
    </style:style>
    <style:style style:name="T19" style:family="text">
      <style:text-properties style:font-name-asian="Arial2" style:font-name-complex="Arial2"/>
    </style:style>
    <style:style style:name="T20" style:family="text">
      <style:text-properties style:font-name-asian="SimSun" style:font-name-complex="Arial4"/>
    </style:style>
    <style:style style:name="T21" style:family="text">
      <style:text-properties fo:font-weight="normal" style:font-weight-asian="normal" style:font-weight-complex="normal"/>
    </style:style>
    <style:style style:name="T22" style:family="text">
      <style:text-properties fo:font-weight="normal" style:font-name-asian="Arial3" style:font-weight-asian="normal" style:font-name-complex="Arial3" style:font-weight-complex="normal"/>
    </style:style>
    <style:style style:name="T23" style:family="text">
      <style:text-properties style:font-name-asian="Arial3" style:font-name-complex="Arial3"/>
    </style:style>
    <style:style style:name="T24" style:family="text">
      <style:text-properties style:font-name="Calibri" style:font-name-asian="Calibri" style:font-name-complex="Calibri"/>
    </style:style>
    <style:style style:name="T25" style:family="text">
      <style:text-properties style:font-name="Calibri" fo:font-weight="normal" style:font-name-asian="Calibri" style:font-weight-asian="normal" style:font-name-complex="Calibri" style:font-weight-complex="normal"/>
    </style:style>
    <style:style style:name="T26" style:family="text">
      <style:text-properties fo:color="#009900"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2"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32" style:family="text">
      <style:text-properties fo:color="#ff3333" style:text-outline="false" style:text-line-through-style="none" style:font-name="Arial2"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solid" style:text-overline-width="auto" style:text-overline-color="font-color"/>
    </style:style>
    <style:style style:name="T34" style:family="text">
      <style:text-properties fo:color="#009900" style:text-outline="false" style:text-line-through-style="none" style:font-name="Arial2"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4"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_20__28_var_29_" svg:stroke-width="0.035cm" svg:stroke-color="#000000" draw:marker-start="" draw:marker-start-width="0.252cm" draw:marker-start-center="false" draw:marker-end="" draw:marker-end-width="0.252cm" draw:marker-end-center="false" draw:fill="none" draw:fill-color="#cfe7f5" draw:textarea-horizontal-align="justify" draw:textarea-vertical-align="middle" draw:auto-grow-height="false" fo:min-height="0cm" fo:min-width="0cm" fo:padding-top="0.143cm" fo:padding-bottom="0.143cm" fo:padding-left="0.266cm" fo:padding-right="0.266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62cm" fo:min-width="0.226cm" fo:padding-top="0.03cm" fo:padding-bottom="0.03cm" fo:padding-left="0.049cm" fo:padding-right="0.049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37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62cm" fo:min-width="0.452cm" fo:padding-top="0.03cm" fo:padding-bottom="0.03cm" fo:padding-left="0.049cm" fo:padding-right="0.049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29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452cm" fo:padding-top="0.03cm" fo:padding-bottom="0.03cm" fo:padding-left="0.049cm" fo:padding-right="0.049cm" draw:shadow="hidden" draw:shadow-offset-x="0.199cm" draw:shadow-offset-y="0.199cm" draw:shadow-color="#808080" style:run-through="foreground"/>
    </style:style>
    <style:style style:name="gr9" style:family="graphic">
      <style:graphic-properties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946cm" fo:min-width="6.212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cm" fo:min-width="0.256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035cm" svg:stroke-color="#000000" draw:marker-start="" draw:marker-start-width="0.252cm" draw:marker-start-center="false" draw:marker-end="" draw:marker-end-width="0.252cm" draw:marker-end-center="false" draw:fill="none" draw:fill-color="#cfe7f5"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cm" fo:min-width="0.277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cfe7f5"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cm" fo:min-width="0.256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none" draw:fill-color="#cfe7f5"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cfe7f5" draw:textarea-horizontal-align="justify" draw:textarea-vertical-align="middle" fo:padding-top="0.143cm" fo:padding-bottom="0.143cm" fo:padding-left="0.266cm" fo:padding-right="0.266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nleitung zur Berechnung von Bindungsenergien</text:p>
      <text:p text:style-name="P11"/>
      <text:p text:style-name="P11"/>
      <text:p text:style-name="P12">Beispiel: Methangas verbrenne zu Kohlenstoffdioxid und Wasser. Berechne die freiwerdende Reaktionsenthalpie aus den tabellierten Bindungsenergien:</text:p>
      <text:p text:style-name="P12"/>
      <text:p text:style-name="P14">1.) Lese die Aufgabenstellung sorgfältig, hieraus sollten sämtliche Reaktionsteilnehmer ersichtlich oder zumindest ableitbar sein. Für das Beispiel sind dies:</text:p>
      <text:p text:style-name="P5">Methangas, Kohlenstoffdioxid und Wasser</text:p>
      <text:p text:style-name="P12"/>
      <text:p text:style-name="P14">2.) Formuliere die Reaktionsgleichung aus den Reaktionsteilnehmern und überlege ob grundsätzlich die so formulierte Reaktion ablaufen kann</text:p>
      <text:p text:style-name="P5">CH<text:span text:style-name="T2">4</text:span> <text:s/><text:span text:style-name="T24">→</text:span><text:span text:style-name="T20"> </text:span>CO<text:span text:style-name="T2">2</text:span> <text:s/>+ <text:s/>H<text:span text:style-name="T2">2</text:span>O</text:p>
      <text:p text:style-name="P12">Bemerkung: Offensichtlich haben wir den Sauerstoff als Edukt vergessen, ansonsten kann die Reaktionsgleichung niemals aufgehen. Sauerstoff versteckt sich natürlich in „verbrenne zu“ (siehe Aufgabenstellung).</text:p>
      <text:p text:style-name="P12"/>
      <text:p text:style-name="P14">3.) Formuliere die Reaktionsgleichung und passe die Stöchiometrie an:</text:p>
      <text:p text:style-name="P5">CH<text:span text:style-name="T2">4</text:span> <text:s/>+ <text:s/><text:span text:style-name="T8">2</text:span> O<text:span text:style-name="T2">2</text:span> <text:s/><text:span text:style-name="T24">→</text:span> <text:s/>CO<text:span text:style-name="T2">2</text:span> <text:s/>+ <text:s/><text:span text:style-name="T26">2</text:span> H<text:span text:style-name="T2">2</text:span>O </text:p>
      <text:p text:style-name="P12">Bemerkung: Die Angabe des Aggregatszustandes ist für die Berechnung von Bindungsenthalpien aus Bindungsenergien weder notwendig noch sinnvoll.</text:p>
      <text:p text:style-name="P12"/>
      <text:p text:style-name="P14">4.) Zeichne die Lewis-Strukturformeln. Dies hilft, sich die Moleküle vorzustellen und die einzelnen Bindungen besser zählen zu können</text:p>
      <text:p text:style-name="P12"><draw:g text:anchor-type="paragraph" draw:z-index="1" draw:style-name="gr9"><draw:frame draw:style-name="gr10" draw:text-style-name="P28" svg:width="6.751cm" svg:height="2.281cm" svg:x="4.731cm" svg:y="-0.055cm"><draw:text-box><text:p text:style-name="P26"><text:span text:style-name="T31"><text:s text:c="6"/></text:span><text:span text:style-name="T31">H</text:span></text:p><text:p text:style-name="P26"><text:span text:style-name="T31"><text:s text:c="7"/></text:span><text:span text:style-name="T31">l</text:span></text:p><text:p text:style-name="P26"><text:span text:style-name="T31">H– C –H <text:s/>+ <text:s/></text:span><text:span text:style-name="T32">2</text:span><text:span text:style-name="T31"> <text:s/></text:span><text:span text:style-name="T33">O</text:span><text:span text:style-name="T31">=</text:span><text:span text:style-name="T33">O</text:span><text:span text:style-name="T31"> <text:s text:c="2"/>→ <text:s/></text:span><text:span text:style-name="T33">O</text:span><text:span text:style-name="T31">=C=</text:span><text:span text:style-name="T33">O</text:span><text:span text:style-name="T31"> <text:s/>+ <text:s text:c="4"/></text:span><text:span text:style-name="T34">2</text:span></text:p><text:p text:style-name="P26"><text:span text:style-name="T31"><text:s text:c="7"/></text:span><text:span text:style-name="T31">l</text:span></text:p><text:p text:style-name="P26"><text:span text:style-name="T31"><text:s text:c="6"/></text:span><text:span text:style-name="T31">H</text:span></text:p></draw:text-box></draw:frame><draw:frame draw:style-name="gr11" draw:text-style-name="P28" svg:width="0.761cm" svg:height="0.659cm" svg:x="11.331cm" svg:y="0.986cm"><draw:text-box><text:p text:style-name="P26"><text:span text:style-name="T35">H</text:span></text:p></draw:text-box></draw:frame><draw:line draw:style-name="gr12" draw:text-style-name="P25" svg:x1="11.832cm" svg:y1="0.985cm" svg:x2="12.032cm" svg:y2="0.785cm"><text:p/></draw:line><draw:frame draw:style-name="gr13" draw:text-style-name="P28" svg:width="0.78cm" svg:height="0.659cm" svg:x="11.854cm" svg:y="0.345cm"><draw:text-box><text:p text:style-name="P26"><text:span text:style-name="T35">O</text:span></text:p></draw:text-box></draw:frame><draw:line draw:style-name="gr14" draw:text-style-name="P25" svg:x1="12.431cm" svg:y1="0.785cm" svg:x2="12.631cm" svg:y2="0.985cm"><text:p/></draw:line><draw:frame draw:style-name="gr15" draw:text-style-name="P28" svg:width="0.761cm" svg:height="0.659cm" svg:x="12.474cm" svg:y="0.986cm"><draw:text-box><text:p text:style-name="P26"><text:span text:style-name="T35">H</text:span></text:p></draw:text-box></draw:frame><draw:line draw:style-name="gr16" draw:text-style-name="P25" svg:x1="11.931cm" svg:y1="0.544cm" svg:x2="12.131cm" svg:y2="0.344cm"><text:p/></draw:line><draw:line draw:style-name="gr17" draw:text-style-name="P25" svg:x1="12.332cm" svg:y1="0.344cm" svg:x2="12.532cm" svg:y2="0.544cm"><text:p/></draw:line></draw:g></text:p>
      <text:p text:style-name="P12"/>
      <text:p text:style-name="P12"/>
      <text:p text:style-name="P14"/>
      <text:p text:style-name="P14">5. Liste sämtliche Bindungen mit entsprechender Stöchiometrie auf die gebrochen werden (alle Werte sind positiv) sowie sämtliche Bindungen mit entsprechender Stöchiometrie, die gebildet werden (alle Werte sind negativ) und berechne die Summe aller Energiebeträge:</text:p>
      <text:p text:style-name="P12"/>
      <text:p text:style-name="P12">Gebrochene Bindungen:<text:tab/><text:tab/>4x (1 mol) C-H<text:tab/>= 4 mol (C-H)<text:tab/>= 4 x +413 kJ/mol<text:tab/><text:tab/>= +1652 kJ</text:p>
      <text:p text:style-name="P12"><text:tab/><text:tab/><text:tab/><text:tab/>1x (<text:span text:style-name="T8">2</text:span> mol) O=O<text:tab/>= 2 mol (O=O)<text:tab/>= 2x +498 kJ/mol<text:tab/><text:tab/>= +996 kJ</text:p>
      <text:p text:style-name="P12">Gebildete Bindungen:<text:tab/><text:tab/>2x (1 mol) C=O<text:tab/>= 2 mol (C=O)<text:tab/>= 2x (-803 kJ/mol)<text:tab/>= -1606 kJ</text:p>
      <text:p text:style-name="P12"><text:tab/><text:tab/><text:tab/><text:tab/>2x (2 mol) O-H<text:tab/>= 4 mol (O-H)<text:tab/>= 4x (-464 kJ/mol)<text:tab/>= <text:span text:style-name="T27">-1856 kJ</text:span></text:p>
      <text:p text:style-name="P12"><text:tab/><text:tab/><text:tab/><text:tab/><text:tab/><text:tab/><text:tab/><text:tab/>Total<text:tab/><text:tab/><text:tab/>= <text:span text:style-name="T16">-814 kJ</text:span></text:p>
      <text:p text:style-name="P12"/>
      <text:p text:style-name="P14">6.) Formuliere einen Lösungssatz:</text:p>
      <text:p text:style-name="P12">Die Reaktionsenergie aus den Bindungsenergien durch Verbrennung von 1 mol Methan beträgt <text:span text:style-name="T16">-814 kJ.</text:span></text:p>
      <text:p text:style-name="P21">Aufgaben zum Thema Berechnung von Bindungsenergien</text:p>
      <text:p text:style-name="P13"/>
      <text:p text:style-name="P13"/>
      <text:p text:style-name="P13"><text:span text:style-name="T1">Aufgabe 1)</text:span> Ethanol (C<text:span text:style-name="T2">2</text:span>H<text:span text:style-name="T2">5</text:span>OH) verbrennt mit Sauerstoff vollständig zu Kohlenstoffdioxid und gasförmigem Wasser.</text:p>
      <text:p text:style-name="P23">a) Formulieren Sie die Reaktionsgleichung</text:p>
      <text:p text:style-name="P23">b) Zeichnen Sie die Lewis-Strichformeln</text:p>
      <text:p text:style-name="P23">c) und berechnen Sie die Reaktionsenthalpie aus den einzelnen Bindungsenergien (Tabelle)</text:p>
      <text:p text:style-name="P13"/>
      <text:p text:style-name="P13"/>
      <text:p text:style-name="P13"/>
      <text:p text:style-name="P13"/>
      <text:p text:style-name="P13"><text:span text:style-name="T1">Aufgabe 2)</text:span> Die Aminosäure Glycin (CH<text:span text:style-name="T2">2</text:span>(NH<text:span text:style-name="T2">3</text:span>)(COOH)) reagiert in einer Wasserstoffatmos-phäre bei hohen Temperaturen zu Methan (CH<text:span text:style-name="T2">4</text:span>), Ammoniak (NH<text:span text:style-name="T2">3</text:span>) und Wasser (H<text:span text:style-name="T2">2</text:span>O)</text:p>
      <text:p text:style-name="P23">a) Formulieren Sie die Reaktionsgleichung</text:p>
      <text:p text:style-name="P23">b) Zeichnen Sie die Lewis-Strichformeln</text:p>
      <text:p text:style-name="P23">c) Berechnen Sie die Reaktionsenthalpie aus den Bindungsenergien (Tabelle)</text:p>
      <text:p text:style-name="P13"/>
      <text:p text:style-name="P13"/>
      <text:p text:style-name="P13"/>
      <text:p text:style-name="P13"/>
      <text:p text:style-name="P15"><text:span text:style-name="T1">Aufgabe 3)</text:span> Deuten Sie die Unterschiede zwischen den verschiedenen Bindungen aufgrund der Bindungsenergien (Tabelle).</text:p>
      <text:p text:style-name="P23">a) C-C (348 kJ/mol), C=C(614 kJ/mol) und C<text:span text:style-name="T24">≡</text:span><text:span text:style-name="T20">C </text:span>(839 kJ/mol)</text:p>
      <text:p text:style-name="P23">b) N-N (163 kJ/mol), N=N (418 kJ/mol) und N≡N (945 kJ/mol)</text:p>
      <text:p text:style-name="P23">c) C-C (348 kJ/mol), C-H (413 kJ/mol) und C-F (489 kJ/mol)</text:p>
      <text:p text:style-name="P23">d) H-C (413 kJ/mol), H-O (464 kJ/mol) und H-F (567 kJ/mol)</text:p>
      <text:p text:style-name="P10"/>
      <text:p text:style-name="P10"/>
      <text:p text:style-name="P10"/>
      <table:table table:name="Tabelle4" table:style-name="Tabelle4">
        <table:table-column table:style-name="Tabelle4.A" table:number-columns-repeated="9"/>
        <table:table-column table:style-name="Tabelle4.J"/>
        <table:table-row>
          <table:table-cell table:style-name="Tabelle4.A1" table:number-columns-spanned="10" office:value-type="string">
            <text:p text:style-name="P4">Durchschnittliche molare Standardbindungsenergien in kJ/mol</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le4.A2" office:value-type="string">
            <text:p text:style-name="P16"/>
          </table:table-cell>
          <table:table-cell table:style-name="Tabelle4.A2" office:value-type="string">
            <text:p text:style-name="P9"><text:span text:style-name="T24">−</text:span><text:span text:style-name="T23">H</text:span></text:p>
          </table:table-cell>
          <table:table-cell table:style-name="Tabelle4.A2" office:value-type="string">
            <text:p text:style-name="P9"><text:span text:style-name="T24">−</text:span><text:span text:style-name="T23">C</text:span></text:p>
          </table:table-cell>
          <table:table-cell table:style-name="Tabelle4.A2" office:value-type="string">
            <text:p text:style-name="P9"><text:span text:style-name="T24">꓿</text:span><text:span text:style-name="T23">C</text:span></text:p>
          </table:table-cell>
          <table:table-cell table:style-name="Tabelle4.A2" office:value-type="string">
            <text:p text:style-name="P9"><text:span text:style-name="T24">≡</text:span><text:span text:style-name="T23">C</text:span></text:p>
          </table:table-cell>
          <table:table-cell table:style-name="Tabelle4.A2" office:value-type="string">
            <text:p text:style-name="P9"><text:span text:style-name="T24">−</text:span><text:span text:style-name="T23">N</text:span></text:p>
          </table:table-cell>
          <table:table-cell table:style-name="Tabelle4.A2" office:value-type="string">
            <text:p text:style-name="P9"><text:span text:style-name="T24">꓿</text:span><text:span text:style-name="T23">N</text:span></text:p>
          </table:table-cell>
          <table:table-cell table:style-name="Tabelle4.A2" office:value-type="string">
            <text:p text:style-name="P9"><text:span text:style-name="T24">≡</text:span><text:span text:style-name="T23">N</text:span></text:p>
          </table:table-cell>
          <table:table-cell table:style-name="Tabelle4.A2" office:value-type="string">
            <text:p text:style-name="P9"><text:span text:style-name="T24">−</text:span><text:span text:style-name="T23">O</text:span></text:p>
          </table:table-cell>
          <table:table-cell table:style-name="Tabelle4.J2" office:value-type="string">
            <text:p text:style-name="P9"><text:span text:style-name="T24">꓿</text:span><text:span text:style-name="T23">O</text:span></text:p>
          </table:table-cell>
        </table:table-row>
        <table:table-row>
          <table:table-cell table:style-name="Tabelle4.A2" office:value-type="string">
            <text:p text:style-name="P9">C</text:p>
          </table:table-cell>
          <table:table-cell table:style-name="Tabelle4.B3" office:value-type="float" office:value="-413">
            <text:p text:style-name="P16">-413</text:p>
          </table:table-cell>
          <table:table-cell table:style-name="Tabelle4.B3" office:value-type="float" office:value="-348">
            <text:p text:style-name="P16">-348</text:p>
          </table:table-cell>
          <table:table-cell table:style-name="Tabelle4.B3" office:value-type="float" office:value="-614">
            <text:p text:style-name="P16">-614</text:p>
          </table:table-cell>
          <table:table-cell table:style-name="Tabelle4.B3" office:value-type="float" office:value="-839">
            <text:p text:style-name="P16">-839</text:p>
          </table:table-cell>
          <table:table-cell table:style-name="Tabelle4.B3" office:value-type="float" office:value="-305">
            <text:p text:style-name="P16">-305</text:p>
          </table:table-cell>
          <table:table-cell table:style-name="Tabelle4.B3" office:value-type="float" office:value="-615">
            <text:p text:style-name="P16">-615</text:p>
          </table:table-cell>
          <table:table-cell table:style-name="Tabelle4.B3" office:value-type="float" office:value="-891">
            <text:p text:style-name="P16">-891</text:p>
          </table:table-cell>
          <table:table-cell table:style-name="Tabelle4.B3" office:value-type="float" office:value="-358">
            <text:p text:style-name="P16">-358</text:p>
          </table:table-cell>
          <table:table-cell table:style-name="Tabelle4.J2" office:value-type="string">
            <text:p text:style-name="P16">-745 *</text:p>
          </table:table-cell>
        </table:table-row>
        <table:table-row>
          <table:table-cell table:style-name="Tabelle4.A2" office:value-type="string">
            <text:p text:style-name="P9">N</text:p>
          </table:table-cell>
          <table:table-cell table:style-name="Tabelle4.B3" office:value-type="float" office:value="-391">
            <text:p text:style-name="P16">-391</text:p>
          </table:table-cell>
          <table:table-cell table:style-name="Tabelle4.B3" office:value-type="float" office:value="-305">
            <text:p text:style-name="P16">-305</text:p>
          </table:table-cell>
          <table:table-cell table:style-name="Tabelle4.B3" office:value-type="float" office:value="-615">
            <text:p text:style-name="P16">-615</text:p>
          </table:table-cell>
          <table:table-cell table:style-name="Tabelle4.B3" office:value-type="float" office:value="-891">
            <text:p text:style-name="P16">-891</text:p>
          </table:table-cell>
          <table:table-cell table:style-name="Tabelle4.B3" office:value-type="float" office:value="-163">
            <text:p text:style-name="P16">-163</text:p>
          </table:table-cell>
          <table:table-cell table:style-name="Tabelle4.B3" office:value-type="float" office:value="-418">
            <text:p text:style-name="P16">-418</text:p>
          </table:table-cell>
          <table:table-cell table:style-name="Tabelle4.B3" office:value-type="float" office:value="-945">
            <text:p text:style-name="P16">-945</text:p>
          </table:table-cell>
          <table:table-cell table:style-name="Tabelle4.B3" office:value-type="float" office:value="-201">
            <text:p text:style-name="P16">-201</text:p>
          </table:table-cell>
          <table:table-cell table:style-name="Tabelle4.J4" office:value-type="float" office:value="-607">
            <text:p text:style-name="P16">-607</text:p>
          </table:table-cell>
        </table:table-row>
        <table:table-row>
          <table:table-cell table:style-name="Tabelle4.A2" office:value-type="string">
            <text:p text:style-name="P9">O</text:p>
          </table:table-cell>
          <table:table-cell table:style-name="Tabelle4.B3" office:value-type="float" office:value="-463">
            <text:p text:style-name="P16">-463</text:p>
          </table:table-cell>
          <table:table-cell table:style-name="Tabelle4.B3" office:value-type="float" office:value="-358">
            <text:p text:style-name="P16">-358</text:p>
          </table:table-cell>
          <table:table-cell table:style-name="Tabelle4.B3" office:value-type="float" office:value="-745">
            <text:p text:style-name="P16">-745</text:p>
          </table:table-cell>
          <table:table-cell table:style-name="Tabelle4.A2" office:value-type="string">
            <text:p text:style-name="P16"/>
          </table:table-cell>
          <table:table-cell table:style-name="Tabelle4.B3" office:value-type="float" office:value="-201">
            <text:p text:style-name="P16">-201</text:p>
          </table:table-cell>
          <table:table-cell table:style-name="Tabelle4.B3" office:value-type="float" office:value="-607">
            <text:p text:style-name="P16">-607</text:p>
          </table:table-cell>
          <table:table-cell table:style-name="Tabelle4.A2" office:value-type="string">
            <text:p text:style-name="P16"/>
          </table:table-cell>
          <table:table-cell table:style-name="Tabelle4.B3" office:value-type="float" office:value="-146">
            <text:p text:style-name="P16">-146</text:p>
          </table:table-cell>
          <table:table-cell table:style-name="Tabelle4.J4" office:value-type="float" office:value="-498">
            <text:p text:style-name="P16">-498</text:p>
          </table:table-cell>
        </table:table-row>
        <table:table-row>
          <table:table-cell table:style-name="Tabelle4.A2" office:value-type="string">
            <text:p text:style-name="P9">F</text:p>
          </table:table-cell>
          <table:table-cell table:style-name="Tabelle4.B3" office:value-type="float" office:value="-567">
            <text:p text:style-name="P16">-567</text:p>
          </table:table-cell>
          <table:table-cell table:style-name="Tabelle4.B3" office:value-type="float" office:value="-489">
            <text:p text:style-name="P16">-489</text:p>
          </table:table-cell>
          <table:table-cell table:style-name="Tabelle4.A2" office:value-type="string">
            <text:p text:style-name="P16"/>
          </table:table-cell>
          <table:table-cell table:style-name="Tabelle4.A2" office:value-type="string">
            <text:p text:style-name="P16"/>
          </table:table-cell>
          <table:table-cell table:style-name="Tabelle4.B3" office:value-type="float" office:value="-278">
            <text:p text:style-name="P16">-278</text:p>
          </table:table-cell>
          <table:table-cell table:style-name="Tabelle4.A2" office:value-type="string">
            <text:p text:style-name="P16"/>
          </table:table-cell>
          <table:table-cell table:style-name="Tabelle4.A2" office:value-type="string">
            <text:p text:style-name="P16"/>
          </table:table-cell>
          <table:table-cell table:style-name="Tabelle4.B3" office:value-type="float" office:value="-193">
            <text:p text:style-name="P16">-193</text:p>
          </table:table-cell>
          <table:table-cell table:style-name="Tabelle4.J2" office:value-type="string">
            <text:p text:style-name="P16"/>
          </table:table-cell>
        </table:table-row>
        <table:table-row>
          <table:table-cell table:style-name="Tabelle4.A2" office:value-type="string">
            <text:p text:style-name="P9">Cl</text:p>
          </table:table-cell>
          <table:table-cell table:style-name="Tabelle4.B3" office:value-type="float" office:value="-431">
            <text:p text:style-name="P16">-431</text:p>
          </table:table-cell>
          <table:table-cell table:style-name="Tabelle4.B3" office:value-type="float" office:value="-339">
            <text:p text:style-name="P16">-339</text:p>
          </table:table-cell>
          <table:table-cell table:style-name="Tabelle4.A2" office:value-type="string">
            <text:p text:style-name="P16"/>
          </table:table-cell>
          <table:table-cell table:style-name="Tabelle4.A2" office:value-type="string">
            <text:p text:style-name="P16"/>
          </table:table-cell>
          <table:table-cell table:style-name="Tabelle4.B3" office:value-type="float" office:value="-192">
            <text:p text:style-name="P16">-192</text:p>
          </table:table-cell>
          <table:table-cell table:style-name="Tabelle4.A2" office:value-type="string">
            <text:p text:style-name="P16"/>
          </table:table-cell>
          <table:table-cell table:style-name="Tabelle4.A2" office:value-type="string">
            <text:p text:style-name="P16"/>
          </table:table-cell>
          <table:table-cell table:style-name="Tabelle4.B3" office:value-type="float" office:value="-208">
            <text:p text:style-name="P16">-208</text:p>
          </table:table-cell>
          <table:table-cell table:style-name="Tabelle4.J2" office:value-type="string">
            <text:p text:style-name="P16"/>
          </table:table-cell>
        </table:table-row>
        <table:table-row>
          <table:table-cell table:style-name="Tabelle4.A2" office:value-type="string">
            <text:p text:style-name="P9">Br</text:p>
          </table:table-cell>
          <table:table-cell table:style-name="Tabelle4.B3" office:value-type="float" office:value="-366">
            <text:p text:style-name="P16">-366</text:p>
          </table:table-cell>
          <table:table-cell table:style-name="Tabelle4.B3" office:value-type="float" office:value="-285">
            <text:p text:style-name="P16">-285</text:p>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B3" office:value-type="float" office:value="-234">
            <text:p text:style-name="P16">-234</text:p>
          </table:table-cell>
          <table:table-cell table:style-name="Tabelle4.J2" office:value-type="string">
            <text:p text:style-name="P16"/>
          </table:table-cell>
        </table:table-row>
        <table:table-row>
          <table:table-cell table:style-name="Tabelle4.A2" office:value-type="string">
            <text:p text:style-name="P9">I</text:p>
          </table:table-cell>
          <table:table-cell table:style-name="Tabelle4.B3" office:value-type="float" office:value="-298">
            <text:p text:style-name="P16">-298</text:p>
          </table:table-cell>
          <table:table-cell table:style-name="Tabelle4.B3" office:value-type="float" office:value="-218">
            <text:p text:style-name="P16">-218</text:p>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B3" office:value-type="float" office:value="-234">
            <text:p text:style-name="P16">-234</text:p>
          </table:table-cell>
          <table:table-cell table:style-name="Tabelle4.J2" office:value-type="string">
            <text:p text:style-name="P16"/>
          </table:table-cell>
        </table:table-row>
        <table:table-row>
          <table:table-cell table:style-name="Tabelle4.A2" office:value-type="string">
            <text:p text:style-name="P9">P</text:p>
          </table:table-cell>
          <table:table-cell table:style-name="Tabelle4.B3" office:value-type="float" office:value="-323">
            <text:p text:style-name="P16">-323</text:p>
          </table:table-cell>
          <table:table-cell table:style-name="Tabelle4.B3" office:value-type="float" office:value="-264">
            <text:p text:style-name="P16">-264</text:p>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A2" office:value-type="string">
            <text:p text:style-name="P16"/>
          </table:table-cell>
          <table:table-cell table:style-name="Tabelle4.B3" office:value-type="float" office:value="-335">
            <text:p text:style-name="P16">-335</text:p>
          </table:table-cell>
          <table:table-cell table:style-name="Tabelle4.J2" office:value-type="string">
            <text:p text:style-name="P16"/>
          </table:table-cell>
        </table:table-row>
        <table:table-row>
          <table:table-cell table:style-name="Tabelle4.A2" office:value-type="string">
            <text:p text:style-name="P9">S</text:p>
          </table:table-cell>
          <table:table-cell table:style-name="Tabelle4.B3" office:value-type="float" office:value="-367">
            <text:p text:style-name="P16">-367</text:p>
          </table:table-cell>
          <table:table-cell table:style-name="Tabelle4.B3" office:value-type="float" office:value="-272">
            <text:p text:style-name="P16">-272</text:p>
          </table:table-cell>
          <table:table-cell table:style-name="Tabelle4.B3" office:value-type="float" office:value="-536">
            <text:p text:style-name="P16">-536</text:p>
          </table:table-cell>
          <table:table-cell table:style-name="Tabelle4.J2" table:number-columns-spanned="6" office:value-type="string">
            <text:p text:style-name="P16">H-H = -436 <text:s text:c="2"/>; <text:s text:c="2"/>* -803 in CO2</text:p>
          </table:table-cell>
          <table:covered-table-cell/>
          <table:covered-table-cell/>
          <table:covered-table-cell/>
          <table:covered-table-cell/>
          <table:covered-table-cell/>
        </table:table-row>
      </table:table>
      <text:p text:style-name="P1"/>
      <text:p text:style-name="P2"/>
      <text:p text:style-name="P2"/>
      <text:p text:style-name="P2"/>
      <text:p text:style-name="P2"/>
      <text:p text:style-name="P2"/>
      <text:p text:style-name="P2"/>
      <text:p text:style-name="P2"/>
      <text:p text:style-name="P2"/>
      <text:p text:style-name="P2"/>
      <text:p text:style-name="P3">LÖSUNGEN</text:p>
      <text:p text:style-name="P20"><text:span text:style-name="T1">Aufgabe 1)</text:span> Ethanol (C<text:span text:style-name="T2">2</text:span>H<text:span text:style-name="T2">5</text:span>OH) verbrennt mit Sauerstoff vollständig zu Kohlenstoffdioxid und gasförmigem Wasser. Formulieren Sie die Reaktionsgleichung und berechnen Sie die Reaktions-enthalpie aus den einzelnen Bindungsenergien.</text:p>
      <text:p text:style-name="P15"/>
      <text:p text:style-name="P6">Reaktionsgleichung: C<text:span text:style-name="T2">2</text:span>H<text:span text:style-name="T5">5</text:span>OH (l) + <text:span text:style-name="T7">3</text:span> O<text:span text:style-name="T2">2</text:span> (g) <text:span text:style-name="T19">→</text:span><text:span text:style-name="T20"> </text:span><text:span text:style-name="T10">2</text:span><text:span text:style-name="T20"> CO</text:span><text:span text:style-name="T3">2</text:span><text:span text:style-name="T20"> (g) + </text:span><text:span text:style-name="T12">3</text:span><text:span text:style-name="T20"> H</text:span><text:span text:style-name="T3">2</text:span><text:span text:style-name="T20">O (g)</text:span></text:p>
      <text:p text:style-name="P6">Gebrochene Bindungen:<text:tab/><text:tab/>1x (1 mol) C-C = 1 mol <text:s/>x 348 kJ/mol<text:tab/>= 348 kJ</text:p>
      <text:p text:style-name="P6"><text:tab/><text:tab/><text:tab/><text:tab/><text:span text:style-name="T6">5</text:span>x (1 mol) C-H = 5 mol x 413 kJ/mol<text:tab/>= 2065 kJ</text:p>
      <text:p text:style-name="P6"><text:tab/><text:tab/><text:tab/><text:tab/>1x (1 mol) C-O = 1 mol x 358 kJ/mol <text:tab/>= 358 kJ</text:p>
      <text:p text:style-name="P6"><text:tab/><text:tab/><text:tab/><text:tab/>1x (1 mol) O-H = 1 mol x 463 kJ/mol<text:tab/>= 463 kJ</text:p>
      <text:p text:style-name="P6"><text:tab/><text:tab/><text:tab/><text:tab/>1x (<text:span text:style-name="T7">3</text:span> mol) O=O = 3 mol x 498 kJ/mol<text:tab/>= 1494 kJ</text:p>
      <text:p text:style-name="P6"><text:tab/><text:tab/><text:tab/><text:tab/>Total<text:tab/><text:tab/><text:tab/><text:tab/><text:tab/>= 4728 kJ</text:p>
      <text:p text:style-name="P6"/>
      <text:p text:style-name="P6">Gebildete Bindungen:<text:tab/>2x (<text:span text:style-name="T9">2</text:span> mol) C=O = 4 mol x (-745 kJ/mol) <text:tab/><text:tab/>= - 2980 kJ</text:p>
      <text:p text:style-name="P6"><text:tab/><text:tab/><text:tab/><text:tab/>2x (<text:span text:style-name="T11">3</text:span> mol) O-H = 6 mol x (-463 kJ/mol)<text:tab/>= - 2778 kJ</text:p>
      <text:p text:style-name="P6"><text:tab/><text:tab/><text:tab/><text:tab/>Total<text:tab/><text:tab/><text:tab/><text:tab/><text:tab/>= - 5758 kJ</text:p>
      <text:p text:style-name="P15"><text:span text:style-name="T13">Bilanz:<text:tab/><text:tab/><text:tab/><text:tab/></text:span><text:span text:style-name="T14">∆</text:span><text:span text:style-name="T15">H = 4728 kJ – 5758 kJ = -1030 kJ</text:span></text:p>
      <text:p text:style-name="P15">Die Reaktionsenthalpie aus der Verbrennung von Ethanol aus den Bindungsenergien ergibt</text:p>
      <text:p text:style-name="P17">-1030 kJ</text:p>
      <text:p text:style-name="P18"/>
      <text:p text:style-name="P18"/>
      <text:p text:style-name="P16"><text:span text:style-name="T1">Aufgabe 2)</text:span> Die Aminosäure Glycin (CH<text:span text:style-name="T2">2</text:span>(NH<text:span text:style-name="T2">3</text:span>)(COOH)) reagiert in einer Wasserstoffatmos-phäre bei hohen Temperaturen zu Methan (CH<text:span text:style-name="T2">4</text:span>), Ammoniak (NH<text:span text:style-name="T2">3</text:span>) und Wasser (H<text:span text:style-name="T2">2</text:span>O). Formu-lieren Sie die Reaktionsgleichung, und berechnen Sie die Reaktionsenthalpie aus den Bindungsenergien.</text:p>
      <text:p text:style-name="P15"/>
      <text:p text:style-name="P6">Reaktionsgleichung: <text:span text:style-name="T4">2</text:span> Glycin (s) + <text:span text:style-name="T7">9</text:span> H<text:span text:style-name="T2">2</text:span> (g) <text:span text:style-name="T19">→</text:span><text:span text:style-name="T20"> </text:span><text:span text:style-name="T12">4</text:span><text:span text:style-name="T20"> CH</text:span><text:span text:style-name="T3">4</text:span><text:span text:style-name="T20"> (g) + </text:span><text:span text:style-name="T10">2</text:span><text:span text:style-name="T20"> NH</text:span><text:span text:style-name="T3">3</text:span><text:span text:style-name="T20"> (g) + </text:span><text:span text:style-name="T18">4</text:span><text:span text:style-name="T20"> H</text:span><text:span text:style-name="T3">2</text:span><text:span text:style-name="T20">O (g)</text:span></text:p>
      <text:p text:style-name="P7">Gebrochene Bindungen:<text:tab/><text:tab/>1x (<text:span text:style-name="T4">2</text:span> mol) C-C = 2 mol x 348 kJ/mol<text:tab/>= 696 kJ</text:p>
      <text:p text:style-name="P7"><text:tab/><text:tab/><text:tab/><text:tab/>1x (<text:span text:style-name="T4">2</text:span> mol) C-N = 2 mol x 305 kJ/mol<text:tab/>= 610 kJ</text:p>
      <text:p text:style-name="P7"><text:tab/><text:tab/><text:tab/><text:tab/>2x (<text:span text:style-name="T4">2</text:span> mol) C-H = 4 mol x 413 kJ/mol<text:tab/>= 1652 kJ</text:p>
      <text:p text:style-name="P7"><text:tab/><text:tab/><text:tab/><text:tab/>3x (<text:span text:style-name="T4">2</text:span> mol) N-H = 6 mol x 391 kJ/mol<text:tab/>= 2346 kJ</text:p>
      <text:p text:style-name="P7"><text:tab/><text:tab/><text:tab/><text:tab/>1x (<text:span text:style-name="T4">2</text:span> mol) C=O = 2 mol x 745 kJ/mol<text:tab/>= 1490 kJ</text:p>
      <text:p text:style-name="P7"><text:tab/><text:tab/><text:tab/><text:tab/>1x (<text:span text:style-name="T4">2</text:span> mol) C-O = 2 mol x 358 kJ/mol<text:tab/>= 716 kJ</text:p>
      <text:p text:style-name="P7"><text:tab/><text:tab/><text:tab/><text:tab/>1x (<text:span text:style-name="T4">2</text:span> mol) O-H = 2 mol x 463 kJ/mol<text:tab/>= 926 kJ</text:p>
      <text:p text:style-name="P7"><text:tab/><text:tab/><text:tab/><text:tab/>1x (<text:span text:style-name="T7">9</text:span> mol) H-H = 9 mol x 436 kJ/mol<text:tab/>= 3924 kJ</text:p>
      <text:p text:style-name="P22"><text:tab/><text:tab/><text:tab/><text:tab/>Total<text:tab/>(aufgewendete Energie)<text:tab/><text:tab/>= 12360 kJ</text:p>
      <text:p text:style-name="P6"/>
      <text:p text:style-name="P7">Gebildete Bindungen:<text:tab/>4x (<text:span text:style-name="T11">4</text:span> mol) C-H = 16 mol x (-413 kJ/mol) <text:s/><text:tab/>= - 6608 kJ</text:p>
      <text:p text:style-name="P7"><text:tab/><text:tab/><text:tab/><text:tab/>3x (<text:span text:style-name="T9">2</text:span> mol) N-H = 6 mol x (-391 kJ/mol)<text:tab/><text:tab/>= - 2346 kJ</text:p>
      <text:p text:style-name="P7"><text:tab/><text:tab/><text:tab/><text:tab/>2x (<text:span text:style-name="T17">4</text:span> mol) O-H = 8 mol x (-463 kJ/mol)<text:tab/><text:tab/>= - 3704 kJ</text:p>
      <text:p text:style-name="P22"><text:tab/><text:tab/><text:tab/><text:tab/>Total<text:tab/>(freigewordene Energie)<text:tab/><text:tab/><text:tab/>= - 12658 kJ</text:p>
      <text:p text:style-name="P15"><text:span text:style-name="T13">Bilanz:<text:tab/><text:tab/><text:tab/><text:tab/></text:span><text:span text:style-name="T14">∆</text:span><text:span text:style-name="T15">H = 12360 kJ – 12658 kJ = - 298kJ</text:span></text:p>
      <text:p text:style-name="P18"/>
      <text:p text:style-name="P18">Die Reaktionsenthalpie aus der Umsetzung von Glycin in einer Wasserstoffatmosphäre aus den Bindungsenergien ergibt -<text:span text:style-name="T16">298 kJ.</text:span></text:p>
      <text:p text:style-name="P10"/>
      <text:p text:style-name="P15"><text:soft-page-break/><text:span text:style-name="T1">Aufgabe 3)</text:span> Deuten Sie die Unterschiede zwischen den verschiedenen Bindungen aufgrund der Bindungsenergien.</text:p>
      <text:p text:style-name="P15">a) C-C (348 kJ/mol), C=C (614 kJ/mol) und C<text:span text:style-name="T24">≡</text:span>C (839 kJ/mol)</text:p>
      <text:p text:style-name="P18"/>
      <text:p text:style-name="P18"><draw:g text:anchor-type="paragraph" draw:z-index="0" draw:style-name="gr1"><draw:custom-shape draw:style-name="gr2" draw:text-style-name="P25" svg:width="1.301cm" svg:height="1.301cm" svg:x="3.403cm" svg:y="1.265cm"><text:p text:style-name="P24"><text:span text:style-name="T2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5" svg:width="1.301cm" svg:height="1.301cm" svg:x="6.003cm" svg:y="1.265cm"><text:p text:style-name="P24"><text:span text:style-name="T2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5" svg:width="1.301cm" svg:height="1.301cm" svg:x="8.603cm" svg:y="1.265cm"><text:p text:style-name="P24"><text:span text:style-name="T2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5" svg:width="1.301cm" svg:height="1.301cm" svg:x="11.503cm" svg:y="1.265cm"><text:p text:style-name="P24"><text:span text:style-name="T2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5" svg:width="1.301cm" svg:height="1.301cm" svg:x="13.503cm" svg:y="1.265cm"><text:p text:style-name="P24"><text:span text:style-name="T2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5" svg:width="1.301cm" svg:height="1.301cm" svg:x="0.002cm" svg:y="1.265cm"><text:p text:style-name="P24"><text:span text:style-name="T2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7" svg:width="0.325cm" svg:height="1.523cm" svg:x="2.202cm" svg:y="1.164cm"><draw:text-box><text:p text:style-name="P26"><text:span text:style-name="T29">•</text:span></text:p><text:p text:style-name="P26"><text:span text:style-name="T29">•</text:span></text:p></draw:text-box></draw:frame><draw:line draw:style-name="gr4" draw:text-style-name="P25" svg:x1="5.302cm" svg:y1="0.664cm" svg:x2="5.302cm" svg:y2="3.264cm"><text:p/></draw:line><draw:frame draw:style-name="gr5" draw:text-style-name="P27" svg:width="1.872cm" svg:height="0.983cm" svg:x="1.403cm" svg:y="0.201cm"><draw:text-box><text:p text:style-name="P26"><text:span text:style-name="T28">C</text:span><text:span text:style-name="T29">─</text:span><text:span text:style-name="T30">C</text:span></text:p></draw:text-box></draw:frame><draw:frame draw:style-name="gr6" draw:text-style-name="P27" svg:width="0.551cm" svg:height="1.523cm" svg:x="7.652cm" svg:y="1.178cm"><draw:text-box><text:p text:style-name="P26"><text:span text:style-name="T29">••</text:span></text:p><text:p text:style-name="P26"><text:span text:style-name="T29">••</text:span></text:p></draw:text-box></draw:frame><draw:frame draw:style-name="gr7" draw:text-style-name="P27" svg:width="1.793cm" svg:height="0.983cm" svg:x="7.102cm" svg:y="0.265cm"><draw:text-box><text:p text:style-name="P26"><text:span text:style-name="T28">C=C</text:span></text:p></draw:text-box></draw:frame><draw:line draw:style-name="gr4" draw:text-style-name="P25" svg:x1="10.702cm" svg:y1="0.564cm" svg:x2="10.702cm" svg:y2="3.264cm"><text:p/></draw:line><draw:frame draw:style-name="gr7" draw:text-style-name="P27" svg:width="1.793cm" svg:height="0.983cm" svg:x="12.213cm" svg:y="0.4cm"><draw:text-box><text:p text:style-name="P26"><text:span text:style-name="T28">C</text:span><text:span text:style-name="T29">≡</text:span><text:span text:style-name="T30">C</text:span></text:p></draw:text-box></draw:frame><draw:frame draw:style-name="gr8" draw:text-style-name="P27" svg:width="0.551cm" svg:height="0.793cm" svg:x="12.852cm" svg:y="1.864cm"><draw:text-box><text:p text:style-name="P26"><text:span text:style-name="T29">••</text:span></text:p></draw:text-box></draw:frame><draw:frame draw:style-name="gr8" draw:text-style-name="P27" svg:width="0.551cm" svg:height="0.793cm" svg:x="12.852cm" svg:y="1.092cm"><draw:text-box><text:p text:style-name="P26"><text:span text:style-name="T29">••</text:span></text:p></draw:text-box></draw:frame><draw:frame draw:style-name="gr8" draw:text-style-name="P27" svg:width="0.551cm" svg:height="0.793cm" svg:x="12.852cm" svg:y="1.49cm"><draw:text-box><text:p text:style-name="P26"><text:span text:style-name="T29">••</text:span></text:p></draw:text-box></draw:frame></draw:g></text:p>
      <text:p text:style-name="P18"/>
      <text:p text:style-name="P18"/>
      <text:p text:style-name="P8"/>
      <text:p text:style-name="P8"/>
      <text:p text:style-name="P8"/>
      <text:p text:style-name="P8">Die Rumpfladung eines Kohlenstoffatoms beträgt +4. Je mehr Elektronen zwischen den positiven Ladungen sind, desto stärker nähern sich die Atome und desto stärker wird die Bindung. Die negativen Ladungen kompensieren die positive Abstossung der Rumpfladungen.</text:p>
      <text:p text:style-name="P18"/>
      <text:p text:style-name="P15">b) N-N (163 kJ/mol), N=N (418 kJ/mol) und N<text:span text:style-name="T24">≡</text:span><text:span text:style-name="T20">N</text:span> (945 kJ/mol)</text:p>
      <text:p text:style-name="P18"/>
      <text:p text:style-name="P8">Je mehr Elektronen zwischen den positiv geladenen Atomrümpfen sind, desto stärker nähern sich die Atome und desto stärker wird die Bindung. Bei Stickstoff dürfte die höhere Rumpfladung (+5) im Gegensatz zu +4 bei Kohlenstoff und die kürzere Bindungslänge für zusätzliche Bindungsstärke verantwortlich sein. (N<text:span text:style-name="T24">≡</text:span>N = 110 pm; C<text:span text:style-name="T24">≡</text:span>C = 120 pm)</text:p>
      <text:p text:style-name="P18"/>
      <text:p text:style-name="P15">c) C-C (348 kJ/mol), C-H (413 kJ/mol) und C-F (489 kJ/mol)</text:p>
      <text:p text:style-name="P18"/>
      <text:p text:style-name="P8">Je polarer die Bindung desto stabiler</text:p>
      <text:p text:style-name="P18"/>
      <text:p text:style-name="P15">d) H-C (413 kJ/mol), H-O (464 kJ/mol) und H-F (567 kJ/mol)</text:p>
      <text:p text:style-name="P18"/>
      <text:p text:style-name="P8">Je polarer die Bindung desto stabiler. Die steigende Polarität erhöht das Ladungsungleichge-wicht und verkürzt dadurch die Bindungslänge aufgrund der zusätzlichen Coulomb-WW. Man beachte die verkürzten Bindungslängen:</text:p>
      <text:p text:style-name="P8">(C-H = 110 pm, O-H = 96 pm, F-H = 92 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2" svg:font-family="Arial" style:font-adornments="Standard" style:font-family-generic="swiss"/>
    <style:font-face style:name="Calibri" svg:font-family="Calibri"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bias Merz</meta:initial-creator>
    <meta:creation-date>2018-11-07T14:30:11.32</meta:creation-date>
    <dc:date>2018-11-08T08:47:38.12</dc:date>
    <dc:creator>Tobias Merz</dc:creator>
    <meta:editing-duration>PT1H28M25S</meta:editing-duration>
    <meta:editing-cycles>6</meta:editing-cycles>
    <meta:generator>OpenOffice/4.1.5$Win32 OpenOffice.org_project/415m1$Build-9789</meta:generator>
    <meta:document-statistic meta:table-count="1" meta:image-count="0" meta:object-count="0" meta:page-count="5" meta:paragraph-count="140" meta:word-count="1088" meta:character-count="6418"/>
  </office:meta>
</office:document-meta>
</file>